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oupIDX</text:p>
          </table:table-cell>
          <table:table-cell office:value-type="string" calcext:value-type="string">
            <text:p>Norm</text:p>
          </table:table-cell>
        </table:table-row>
        <table:table-row table:style-name="ro1">
          <table:table-cell table:formula="of:=ROW([.A2])-2" office:value-type="float" office:value="0" calcext:value-type="float">
            <text:p>0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3])-2" office:value-type="float" office:value="1" calcext:value-type="float">
            <text:p>1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4])-2" office:value-type="float" office:value="2" calcext:value-type="float">
            <text:p>2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5])-2" office:value-type="float" office:value="3" calcext:value-type="float">
            <text:p>3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6])-2" office:value-type="float" office:value="4" calcext:value-type="float">
            <text:p>4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7])-2" office:value-type="float" office:value="5" calcext:value-type="float">
            <text:p>5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8])-2" office:value-type="float" office:value="6" calcext:value-type="float">
            <text:p>6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9])-2" office:value-type="float" office:value="7" calcext:value-type="float">
            <text:p>7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10])-2" office:value-type="float" office:value="8" calcext:value-type="float">
            <text:p>8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11])-2" office:value-type="float" office:value="9" calcext:value-type="float">
            <text:p>9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12])-2" office:value-type="float" office:value="10" calcext:value-type="float">
            <text:p>10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13])-2" office:value-type="float" office:value="11" calcext:value-type="float">
            <text:p>11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14])-2" office:value-type="float" office:value="12" calcext:value-type="float">
            <text:p>12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15])-2" office:value-type="float" office:value="13" calcext:value-type="float">
            <text:p>13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16])-2" office:value-type="float" office:value="14" calcext:value-type="float">
            <text:p>14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17])-2" office:value-type="float" office:value="15" calcext:value-type="float">
            <text:p>15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18])-2" office:value-type="float" office:value="16" calcext:value-type="float">
            <text:p>16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19])-2" office:value-type="float" office:value="17" calcext:value-type="float">
            <text:p>17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20])-2" office:value-type="float" office:value="18" calcext:value-type="float">
            <text:p>18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21])-2" office:value-type="float" office:value="19" calcext:value-type="float">
            <text:p>19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22])-2" office:value-type="float" office:value="20" calcext:value-type="float">
            <text:p>20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23])-2" office:value-type="float" office:value="21" calcext:value-type="float">
            <text:p>21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24])-2" office:value-type="float" office:value="22" calcext:value-type="float">
            <text:p>22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25])-2" office:value-type="float" office:value="23" calcext:value-type="float">
            <text:p>23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26])-2" office:value-type="float" office:value="24" calcext:value-type="float">
            <text:p>24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27])-2" office:value-type="float" office:value="25" calcext:value-type="float">
            <text:p>25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28])-2" office:value-type="float" office:value="26" calcext:value-type="float">
            <text:p>26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29])-2" office:value-type="float" office:value="27" calcext:value-type="float">
            <text:p>27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30])-2" office:value-type="float" office:value="28" calcext:value-type="float">
            <text:p>28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31])-2" office:value-type="float" office:value="29" calcext:value-type="float">
            <text:p>29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32])-2" office:value-type="float" office:value="30" calcext:value-type="float">
            <text:p>30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33])-2" office:value-type="float" office:value="31" calcext:value-type="float">
            <text:p>31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34])-2" office:value-type="float" office:value="32" calcext:value-type="float">
            <text:p>32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35])-2" office:value-type="float" office:value="33" calcext:value-type="float">
            <text:p>33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36])-2" office:value-type="float" office:value="34" calcext:value-type="float">
            <text:p>34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37])-2" office:value-type="float" office:value="35" calcext:value-type="float">
            <text:p>35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38])-2" office:value-type="float" office:value="36" calcext:value-type="float">
            <text:p>36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39])-2" office:value-type="float" office:value="37" calcext:value-type="float">
            <text:p>37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40])-2" office:value-type="float" office:value="38" calcext:value-type="float">
            <text:p>38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41])-2" office:value-type="float" office:value="39" calcext:value-type="float">
            <text:p>39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42])-2" office:value-type="float" office:value="40" calcext:value-type="float">
            <text:p>40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43])-2" office:value-type="float" office:value="41" calcext:value-type="float">
            <text:p>41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44])-2" office:value-type="float" office:value="42" calcext:value-type="float">
            <text:p>42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45])-2" office:value-type="float" office:value="43" calcext:value-type="float">
            <text:p>43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46])-2" office:value-type="float" office:value="44" calcext:value-type="float">
            <text:p>44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47])-2" office:value-type="float" office:value="45" calcext:value-type="float">
            <text:p>45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48])-2" office:value-type="float" office:value="46" calcext:value-type="float">
            <text:p>46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49])-2" office:value-type="float" office:value="47" calcext:value-type="float">
            <text:p>47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50])-2" office:value-type="float" office:value="48" calcext:value-type="float">
            <text:p>48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51])-2" office:value-type="float" office:value="49" calcext:value-type="float">
            <text:p>49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52])-2" office:value-type="float" office:value="50" calcext:value-type="float">
            <text:p>50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53])-2" office:value-type="float" office:value="51" calcext:value-type="float">
            <text:p>51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54])-2" office:value-type="float" office:value="52" calcext:value-type="float">
            <text:p>52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55])-2" office:value-type="float" office:value="53" calcext:value-type="float">
            <text:p>53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56])-2" office:value-type="float" office:value="54" calcext:value-type="float">
            <text:p>54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57])-2" office:value-type="float" office:value="55" calcext:value-type="float">
            <text:p>55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58])-2" office:value-type="float" office:value="56" calcext:value-type="float">
            <text:p>56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59])-2" office:value-type="float" office:value="57" calcext:value-type="float">
            <text:p>57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60])-2" office:value-type="float" office:value="58" calcext:value-type="float">
            <text:p>58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61])-2" office:value-type="float" office:value="59" calcext:value-type="float">
            <text:p>59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62])-2" office:value-type="float" office:value="60" calcext:value-type="float">
            <text:p>60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63])-2" office:value-type="float" office:value="61" calcext:value-type="float">
            <text:p>61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64])-2" office:value-type="float" office:value="62" calcext:value-type="float">
            <text:p>62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65])-2" office:value-type="float" office:value="63" calcext:value-type="float">
            <text:p>63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66])-2" office:value-type="float" office:value="64" calcext:value-type="float">
            <text:p>64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67])-2" office:value-type="float" office:value="65" calcext:value-type="float">
            <text:p>65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68])-2" office:value-type="float" office:value="66" calcext:value-type="float">
            <text:p>66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69])-2" office:value-type="float" office:value="67" calcext:value-type="float">
            <text:p>67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70])-2" office:value-type="float" office:value="68" calcext:value-type="float">
            <text:p>68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71])-2" office:value-type="float" office:value="69" calcext:value-type="float">
            <text:p>69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72])-2" office:value-type="float" office:value="70" calcext:value-type="float">
            <text:p>70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73])-2" office:value-type="float" office:value="71" calcext:value-type="float">
            <text:p>71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74])-2" office:value-type="float" office:value="72" calcext:value-type="float">
            <text:p>72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75])-2" office:value-type="float" office:value="73" calcext:value-type="float">
            <text:p>73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76])-2" office:value-type="float" office:value="74" calcext:value-type="float">
            <text:p>74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77])-2" office:value-type="float" office:value="75" calcext:value-type="float">
            <text:p>75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78])-2" office:value-type="float" office:value="76" calcext:value-type="float">
            <text:p>76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79])-2" office:value-type="float" office:value="77" calcext:value-type="float">
            <text:p>77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80])-2" office:value-type="float" office:value="78" calcext:value-type="float">
            <text:p>78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81])-2" office:value-type="float" office:value="79" calcext:value-type="float">
            <text:p>79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82])-2" office:value-type="float" office:value="80" calcext:value-type="float">
            <text:p>80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83])-2" office:value-type="float" office:value="81" calcext:value-type="float">
            <text:p>81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84])-2" office:value-type="float" office:value="82" calcext:value-type="float">
            <text:p>82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85])-2" office:value-type="float" office:value="83" calcext:value-type="float">
            <text:p>83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86])-2" office:value-type="float" office:value="84" calcext:value-type="float">
            <text:p>84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87])-2" office:value-type="float" office:value="85" calcext:value-type="float">
            <text:p>85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88])-2" office:value-type="float" office:value="86" calcext:value-type="float">
            <text:p>86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89])-2" office:value-type="float" office:value="87" calcext:value-type="float">
            <text:p>87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90])-2" office:value-type="float" office:value="88" calcext:value-type="float">
            <text:p>88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91])-2" office:value-type="float" office:value="89" calcext:value-type="float">
            <text:p>89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92])-2" office:value-type="float" office:value="90" calcext:value-type="float">
            <text:p>90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93])-2" office:value-type="float" office:value="91" calcext:value-type="float">
            <text:p>91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94])-2" office:value-type="float" office:value="92" calcext:value-type="float">
            <text:p>92</text:p>
          </table:table-cell>
          <table:table-cell table:formula="of:=10000" office:value-type="float" office:value="10000" calcext:value-type="float">
            <text:p>10000</text:p>
          </table:table-cell>
        </table:table-row>
        <table:table-row table:style-name="ro1">
          <table:table-cell table:formula="of:=ROW([.A95])-2" office:value-type="float" office:value="93" calcext:value-type="float">
            <text:p>93</text:p>
          </table:table-cell>
          <table:table-cell table:formula="of:=10000"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9:10:38.059759610</meta:creation-date>
    <dc:date>2023-03-13T09:15:04.456343083</dc:date>
    <meta:editing-duration>PT4M26S</meta:editing-duration>
    <meta:editing-cycles>1</meta:editing-cycles>
    <meta:document-statistic meta:table-count="1" meta:cell-count="190" meta:object-count="0"/>
    <meta:generator>LibreOffice/7.5.1.2$Linux_X86_64 LibreOffice_project/50$Build-2</meta:generator>
  </office:meta>
</office:document-meta>
</file>